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libri Light" svg:font-family="'Calibri Light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04cm"/>
    </style:style>
    <style:style style:name="co2" style:family="table-column">
      <style:table-column-properties fo:break-before="auto" style:column-width="3.836cm"/>
    </style:style>
    <style:style style:name="co3" style:family="table-column">
      <style:table-column-properties fo:break-before="auto" style:column-width="8.841cm"/>
    </style:style>
    <style:style style:name="co4" style:family="table-column">
      <style:table-column-properties fo:break-before="auto" style:column-width="3.651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3.588cm"/>
    </style:style>
    <style:style style:name="co7" style:family="table-column">
      <style:table-column-properties fo:break-before="auto" style:column-width="14.582cm"/>
    </style:style>
    <style:style style:name="co8" style:family="table-column">
      <style:table-column-properties fo:break-before="auto" style:column-width="0.755cm"/>
    </style:style>
    <style:style style:name="co9" style:family="table-column">
      <style:table-column-properties fo:break-before="auto" style:column-width="7.366cm"/>
    </style:style>
    <style:style style:name="co10" style:family="table-column">
      <style:table-column-properties fo:break-before="auto" style:column-width="8.202cm"/>
    </style:style>
    <style:style style:name="co11" style:family="table-column">
      <style:table-column-properties fo:break-before="auto" style:column-width="2.11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Neutral" style:data-style-name="N0">
      <style:table-cell-properties fo:background-color="#ffeb9c"/>
      <style:text-properties fo:color="#9c6500"/>
    </style:style>
    <style:style style:name="ce3" style:family="table-cell" style:parent-style-name="Default" style:data-style-name="N0">
      <style:text-properties style:text-line-through-style="solid"/>
    </style:style>
    <style:style style:name="ce4" style:family="table-cell" style:parent-style-name="Gut" style:data-style-name="N0">
      <style:table-cell-properties fo:background-color="#c6efce"/>
      <style:text-properties fo:color="#006100"/>
    </style:style>
  </office:automatic-styles>
  <office:body>
    <office:spreadsheet>
      <table:calculation-settings table:case-sensitive="false" table:automatic-find-labels="false" table:use-regular-expressions="false"/>
      <table:table table:name="new_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 office:value-type="string">
            <text:p>ATL-0.2.ecore</text:p>
          </table:table-cell>
          <table:table-cell table:number-columns-repeated="1023"/>
        </table:table-row>
        <table:table-row table:style-name="ro1">
          <table:table-cell office:value-type="string">
            <text:p>Validation Error</text:p>
          </table:table-cell>
          <table:table-cell office:value-type="string">
            <text:p><text:s/>Message</text:p>
          </table:table-cell>
          <table:table-cell office:value-type="string">
            <text:p><text:s/>Elements</text:p>
          </table:table-cell>
          <table:table-cell office:value-type="string">
            <text:p><text:s/>Introduced in</text:p>
          </table:table-cell>
          <table:table-cell office:value-type="string">
            <text:p><text:s/>Resolved in</text:p>
          </table:table-cell>
          <table:table-cell office:value-type="string">
            <text:p><text:s/>Consistency Rule</text:p>
          </table:table-cell>
          <table:table-cell office:value-type="string">
            <text:p><text:s/>Repair Rules</text:p>
          </table:table-cell>
          <table:table-cell office:value-type="string">
            <text:p><text:s/>fixable</text:p>
          </table:table-cell>
          <table:table-cell office:value-type="string">
            <text:p><text:s/>fixed as observed</text:p>
          </table:table-cell>
          <table:table-cell office:value-type="string">
            <text:p>Observatio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<text:s/>A containment reference of a type with a container feature org.eclipse.emf.ecore.impl.EReferenceImpl@5dcdb8f{platform:/resource/org.sidiff.ecore.testdata.history.eclipse/mmt/org.eclipse.atl/deprecated/org.atl.eclipse.engine/src/org/atl/eclipse/engine/resources/ATL-0.2.ecore/006_48d7b707f0b22aae2eb8b6fc8a1b044ceae33749_deprecated_org.atl.eclipse.engine_src_org_atl_eclipse_engine_resources_ATL-0.2.ecore#_EYoeH4OGEeeCTZkYxOuK5w} that requires instances to be contained elsewhere cannot be populated</text:p>
          </table:table-cell>
          <table:table-cell table:style-name="ce2" office:value-type="string">
            <text:p><text:s/>OCL.Operation.returnType, OCL.Types.OclType.attribute, ecore.ETypedElement.lowerBound</text:p>
          </table:table-cell>
          <table:table-cell table:style-name="ce2" office:value-type="string">
            <text:p><text:s/>002 - ATL-0.2.ecore</text:p>
          </table:table-cell>
          <table:table-cell table:style-name="ce2" office:value-type="string">
            <text:p><text:s/>005 - ATL-0.2.ecore-</text:p>
          </table:table-cell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org.sidiff.ecore.testdata.history.atl-0.2\rules\EReferenceConsistentContainer\001</text:p>
          </table:table-cell>
          <table:table-cell table:number-columns-repeated="2" table:style-name="ce2" office:value-type="string">
            <text:p>true</text:p>
          </table:table-cell>
          <table:table-cell table:style-name="ce2" office:value-type="string">
            <text:p>Zu viele Matches aufgrund von Attributen in der Regel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hereMayNotBeTwoFeaturesNamed</text:p>
          </table:table-cell>
          <table:table-cell table:style-name="ce2" office:value-type="string">
            <text:p><text:s/>There may not be two features named 'module'</text:p>
          </table:table-cell>
          <table:table-cell table:style-name="ce2" office:value-type="string">
            <text:p><text:s/>OCL.OclModel, OCL.OclModel.module, OCL.OclModel.module, ecore.EClass.eAllStructuralFeatures</text:p>
          </table:table-cell>
          <table:table-cell table:style-name="ce2" office:value-type="string">
            <text:p><text:s/>002 - ATL-0.2.ecore</text:p>
          </table:table-cell>
          <table:table-cell table:style-name="ce2" office:value-type="string">
            <text:p><text:s/>003 - ATL-0.2.ecore-</text:p>
          </table:table-cell>
          <table:table-cell table:style-name="ce2" office:value-type="string">
            <text:p>ThereMayNotBeTwoFeaturesNamed</text:p>
          </table:table-cell>
          <table:table-cell table:style-name="ce2" office:value-type="string">
            <text:p><text:s/>org.sidiff.ecore.testdata.history.atl-0.2\rules\EClassUniqueEStructuralFeatureName\001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true (eigentlich ein Undo)</text:p>
          </table:table-cell>
          <table:table-cell table:style-name="ce2" office:value-type="string">
            <text:p>Zu viele Matches aufgrund von Attributen in der Regel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<text:s/>A containment reference of a type with a container feature org.eclipse.emf.ecore.impl.EReferenceImpl@5dcdb8f{platform:/resource/org.sidiff.ecore.testdata.history.eclipse/mmt/org.eclipse.atl/deprecated/org.atl.eclipse.engine/src/org/atl/eclipse/engine/resources/ATL-0.2.ecore/006_48d7b707f0b22aae2eb8b6fc8a1b044ceae33749_deprecated_org.atl.eclipse.engine_src_org_atl_eclipse_engine_resources_ATL-0.2.ecore#_EYoeH4OGEeeCTZkYxOuK5w} that requires instances to be contained elsewhere cannot be populated</text:p>
          </table:table-cell>
          <table:table-cell table:style-name="ce2" office:value-type="string">
            <text:p><text:s/>OCL.OclContextDefinition.context_, OCL.Types.OclType.attribute, ecore.ETypedElement.lowerBound</text:p>
          </table:table-cell>
          <table:table-cell table:style-name="ce2" office:value-type="string">
            <text:p><text:s/>002 - ATL-0.2.ecore</text:p>
          </table:table-cell>
          <table:table-cell table:style-name="ce2" office:value-type="string">
            <text:p><text:s/>005 - ATL-0.2.ecore-</text:p>
          </table:table-cell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org.sidiff.ecore.testdata.history.atl-0.2\rules\EReferenceConsistentContainer\001</text:p>
          </table:table-cell>
          <table:table-cell table:number-columns-repeated="2" table:style-name="ce2" office:value-type="string">
            <text:p>true</text:p>
          </table:table-cell>
          <table:table-cell table:style-name="ce2" office:value-type="string">
            <text:p>Zu viele Matches aufgrund von Attributen in der Regel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<text:s/>A containment reference of a type with a container feature org.eclipse.emf.ecore.impl.EReferenceImpl@5dcdb8f{platform:/resource/org.sidiff.ecore.testdata.history.eclipse/mmt/org.eclipse.atl/deprecated/org.atl.eclipse.engine/src/org/atl/eclipse/engine/resources/ATL-0.2.ecore/006_48d7b707f0b22aae2eb8b6fc8a1b044ceae33749_deprecated_org.atl.eclipse.engine_src_org_atl_eclipse_engine_resources_ATL-0.2.ecore#_EYoeH4OGEeeCTZkYxOuK5w} that requires instances to be contained elsewhere cannot be populated</text:p>
          </table:table-cell>
          <table:table-cell table:style-name="ce2" office:value-type="string">
            <text:p><text:s/>OCL.Expressions.OclExpression.type, OCL.Types.OclType.attribute, ecore.ETypedElement.lowerBound</text:p>
          </table:table-cell>
          <table:table-cell table:style-name="ce2" office:value-type="string">
            <text:p><text:s/>002 - ATL-0.2.ecore</text:p>
          </table:table-cell>
          <table:table-cell table:style-name="ce2" office:value-type="string">
            <text:p><text:s/>005 - ATL-0.2.ecore-</text:p>
          </table:table-cell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org.sidiff.ecore.testdata.history.atl-0.2\rules\EReferenceConsistentContainer\001</text:p>
          </table:table-cell>
          <table:table-cell table:number-columns-repeated="2" table:style-name="ce2" office:value-type="string">
            <text:p>true</text:p>
          </table:table-cell>
          <table:table-cell table:style-name="ce2" office:value-type="string">
            <text:p>Zu viele Matches aufgrund von Attributen in der Regel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<text:s/>A containment reference of a type with a container feature org.eclipse.emf.ecore.impl.EReferenceImpl@5dcdb8f{platform:/resource/org.sidiff.ecore.testdata.history.eclipse/mmt/org.eclipse.atl/deprecated/org.atl.eclipse.engine/src/org/atl/eclipse/engine/resources/ATL-0.2.ecore/006_48d7b707f0b22aae2eb8b6fc8a1b044ceae33749_deprecated_org.atl.eclipse.engine_src_org_atl_eclipse_engine_resources_ATL-0.2.ecore#_EYoeH4OGEeeCTZkYxOuK5w} that requires instances to be contained elsewhere cannot be populated</text:p>
          </table:table-cell>
          <table:table-cell table:style-name="ce2" office:value-type="string">
            <text:p><text:s/>OCL.Expressions.VariableDeclaration.type, OCL.Types.OclType.attribute, ecore.ETypedElement.lowerBound</text:p>
          </table:table-cell>
          <table:table-cell table:style-name="ce2" office:value-type="string">
            <text:p><text:s/>002 - ATL-0.2.ecore</text:p>
          </table:table-cell>
          <table:table-cell table:style-name="ce2" office:value-type="string">
            <text:p><text:s/>005 - ATL-0.2.ecore-</text:p>
          </table:table-cell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org.sidiff.ecore.testdata.history.atl-0.2\rules\EReferenceConsistentContainer\001</text:p>
          </table:table-cell>
          <table:table-cell table:number-columns-repeated="2" table:style-name="ce2" office:value-type="string">
            <text:p>true</text:p>
          </table:table-cell>
          <table:table-cell table:style-name="ce2" office:value-type="string">
            <text:p>Zu viele Matches aufgrund von Attributen in der Regel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<text:s/>A containment reference of a type with a container feature org.eclipse.emf.ecore.impl.EReferenceImpl@5dcdb8f{platform:/resource/org.sidiff.ecore.testdata.history.eclipse/mmt/org.eclipse.atl/deprecated/org.atl.eclipse.engine/src/org/atl/eclipse/engine/resources/ATL-0.2.ecore/006_48d7b707f0b22aae2eb8b6fc8a1b044ceae33749_deprecated_org.atl.eclipse.engine_src_org_atl_eclipse_engine_resources_ATL-0.2.ecore#_EYoeH4OGEeeCTZkYxOuK5w} that requires instances to be contained elsewhere cannot be populated</text:p>
          </table:table-cell>
          <table:table-cell table:style-name="ce2" office:value-type="string">
            <text:p><text:s/>OCL.Types.CollectionType.elementType, OCL.Types.OclType.attribute, ecore.ETypedElement.lowerBound</text:p>
          </table:table-cell>
          <table:table-cell table:style-name="ce2" office:value-type="string">
            <text:p><text:s/>002 - ATL-0.2.ecore</text:p>
          </table:table-cell>
          <table:table-cell table:style-name="ce2" office:value-type="string">
            <text:p><text:s/>005 - ATL-0.2.ecore-</text:p>
          </table:table-cell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org.sidiff.ecore.testdata.history.atl-0.2\rules\EReferenceConsistentContainer\001</text:p>
          </table:table-cell>
          <table:table-cell table:number-columns-repeated="2" table:style-name="ce2" office:value-type="string">
            <text:p>true</text:p>
          </table:table-cell>
          <table:table-cell table:style-name="ce2" office:value-type="string">
            <text:p>Zu viele Matches aufgrund von Attributen in der Regel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hereMayNotBeTwoFeaturesNamed</text:p>
          </table:table-cell>
          <table:table-cell table:style-name="ce2" office:value-type="string">
            <text:p><text:s/>There may not be two features named 'attribute'</text:p>
          </table:table-cell>
          <table:table-cell table:style-name="ce2" office:value-type="string">
            <text:p><text:s/>OCL.Types.OclType, OCL.Expressions.OclExpression.attribute, OCL.Types.OclType.attribute, ecore.EClass.eAllStructuralFeatures</text:p>
          </table:table-cell>
          <table:table-cell table:style-name="ce2" office:value-type="string">
            <text:p><text:s/>002 - ATL-0.2.ecore</text:p>
          </table:table-cell>
          <table:table-cell table:style-name="ce2" office:value-type="string">
            <text:p><text:s/>005 - ATL-0.2.ecore-</text:p>
          </table:table-cell>
          <table:table-cell table:style-name="ce2" office:value-type="string">
            <text:p>ThereMayNotBeTwoFeaturesNamed</text:p>
          </table:table-cell>
          <table:table-cell table:style-name="ce2" office:value-type="string">
            <text:p>org.sidiff.ecore.testdata.history.atl-0.2\rules\EClassUniqueEStructuralFeatureName\002</text:p>
          </table:table-cell>
          <table:table-cell table:number-columns-repeated="2" table:style-name="ce2" office:value-type="string">
            <text:p>true</text:p>
          </table:table-cell>
          <table:table-cell table:style-name="ce2" office:value-type="string">
            <text:p>Zu viele Matches aufgrund von Attributen in der Regel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hereMayNotBeTwoFeaturesNamed</text:p>
          </table:table-cell>
          <table:table-cell table:style-name="ce2" office:value-type="string">
            <text:p><text:s/>There may not be two features named 'operation'</text:p>
          </table:table-cell>
          <table:table-cell table:style-name="ce2" office:value-type="string">
            <text:p><text:s/>OCL.Types.OclType, OCL.Expressions.OclExpression.operation, OCL.Types.OclType.operation, ecore.EClass.eAllStructuralFeatures</text:p>
          </table:table-cell>
          <table:table-cell table:style-name="ce2" office:value-type="string">
            <text:p><text:s/>002 - ATL-0.2.ecore</text:p>
          </table:table-cell>
          <table:table-cell table:style-name="ce2" office:value-type="string">
            <text:p><text:s/>005 - ATL-0.2.ecore-</text:p>
          </table:table-cell>
          <table:table-cell table:style-name="ce2" office:value-type="string">
            <text:p>ThereMayNotBeTwoFeaturesNamed</text:p>
          </table:table-cell>
          <table:table-cell table:style-name="ce2" office:value-type="string">
            <text:p>org.sidiff.ecore.testdata.history.atl-0.2\rules\EClassUniqueEStructuralFeatureName\002</text:p>
          </table:table-cell>
          <table:table-cell table:style-name="ce2"/>
          <table:table-cell table:style-name="ce2" office:value-type="string">
            <text:p>true</text:p>
          </table:table-cell>
          <table:table-cell table:style-name="ce2" office:value-type="string">
            <text:p>Zu viele Matches aufgrund von Attributen in der Regel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<text:s/>A containment reference of a type with a container feature org.eclipse.emf.ecore.impl.EReferenceImpl@5dcdb8f{platform:/resource/org.sidiff.ecore.testdata.history.eclipse/mmt/org.eclipse.atl/deprecated/org.atl.eclipse.engine/src/org/atl/eclipse/engine/resources/ATL-0.2.ecore/006_48d7b707f0b22aae2eb8b6fc8a1b044ceae33749_deprecated_org.atl.eclipse.engine_src_org_atl_eclipse_engine_resources_ATL-0.2.ecore#_EYoeH4OGEeeCTZkYxOuK5w} that requires instances to be contained elsewhere cannot be populated</text:p>
          </table:table-cell>
          <table:table-cell table:style-name="ce2" office:value-type="string">
            <text:p><text:s/>OCL.Types.TupleTypeAttribute.type, OCL.Types.OclType.attribute, ecore.ETypedElement.lowerBound</text:p>
          </table:table-cell>
          <table:table-cell table:style-name="ce2" office:value-type="string">
            <text:p><text:s/>002 - ATL-0.2.ecore</text:p>
          </table:table-cell>
          <table:table-cell table:style-name="ce2" office:value-type="string">
            <text:p><text:s/>005 - ATL-0.2.ecore-</text:p>
          </table:table-cell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org.sidiff.ecore.testdata.history.atl-0.2\rules\EReferenceConsistentContainer\001</text:p>
          </table:table-cell>
          <table:table-cell table:number-columns-repeated="2" table:style-name="ce2" office:value-type="string">
            <text:p>true</text:p>
          </table:table-cell>
          <table:table-cell table:style-name="ce2" office:value-type="string">
            <text:p>Zu viele Matches aufgrund von Attributen in der Regel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<text:s/>A containment reference of a type with a container feature org.eclipse.emf.ecore.impl.EReferenceImpl@5dcdb8f{platform:/resource/org.sidiff.ecore.testdata.history.eclipse/mmt/org.eclipse.atl/deprecated/org.atl.eclipse.engine/src/org/atl/eclipse/engine/resources/ATL-0.2.ecore/006_48d7b707f0b22aae2eb8b6fc8a1b044ceae33749_deprecated_org.atl.eclipse.engine_src_org_atl_eclipse_engine_resources_ATL-0.2.ecore#_EYoeH4OGEeeCTZkYxOuK5w} that requires instances to be contained elsewhere cannot be populated</text:p>
          </table:table-cell>
          <table:table-cell table:style-name="ce2" office:value-type="string">
            <text:p><text:s/>OCL.Types.MapType.valueType, OCL.Types.OclType.attribute, ecore.ETypedElement.lowerBound</text:p>
          </table:table-cell>
          <table:table-cell table:style-name="ce2" office:value-type="string">
            <text:p><text:s/>002 - ATL-0.2.ecore</text:p>
          </table:table-cell>
          <table:table-cell table:style-name="ce2" office:value-type="string">
            <text:p><text:s/>005 - ATL-0.2.ecore-</text:p>
          </table:table-cell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org.sidiff.ecore.testdata.history.atl-0.2\rules\EReferenceConsistentContainer\001</text:p>
          </table:table-cell>
          <table:table-cell table:number-columns-repeated="2" table:style-name="ce2" office:value-type="string">
            <text:p>true</text:p>
          </table:table-cell>
          <table:table-cell table:style-name="ce2" office:value-type="string">
            <text:p>Zu viele Matches aufgrund von Attributen in der Regel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<text:s/>A containment reference of a type with a container feature org.eclipse.emf.ecore.impl.EReferenceImpl@5dcdb8f{platform:/resource/org.sidiff.ecore.testdata.history.eclipse/mmt/org.eclipse.atl/deprecated/org.atl.eclipse.engine/src/org/atl/eclipse/engine/resources/ATL-0.2.ecore/006_48d7b707f0b22aae2eb8b6fc8a1b044ceae33749_deprecated_org.atl.eclipse.engine_src_org_atl_eclipse_engine_resources_ATL-0.2.ecore#_EYoeH4OGEeeCTZkYxOuK5w} that requires instances to be contained elsewhere cannot be populated</text:p>
          </table:table-cell>
          <table:table-cell table:style-name="ce2" office:value-type="string">
            <text:p><text:s/>OCL.Types.MapType.keyType, OCL.Types.OclType.attribute, ecore.ETypedElement.lowerBound</text:p>
          </table:table-cell>
          <table:table-cell table:style-name="ce2" office:value-type="string">
            <text:p><text:s/>002 - ATL-0.2.ecore</text:p>
          </table:table-cell>
          <table:table-cell table:style-name="ce2" office:value-type="string">
            <text:p><text:s/>005 - ATL-0.2.ecore-</text:p>
          </table:table-cell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org.sidiff.ecore.testdata.history.atl-0.2\rules\EReferenceConsistentContainer\001</text:p>
          </table:table-cell>
          <table:table-cell table:number-columns-repeated="2" table:style-name="ce2" office:value-type="string">
            <text:p>true</text:p>
          </table:table-cell>
          <table:table-cell table:style-name="ce2" office:value-type="string">
            <text:p>Zu viele Matches aufgrund von Attributen in der Regel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TheInstanceTypeNameIsNotWellFormed</text:p>
          </table:table-cell>
          <table:table-cell table:style-name="ce3" office:value-type="string">
            <text:p><text:s/>The instance type name 'null' is not well formed</text:p>
          </table:table-cell>
          <table:table-cell table:style-name="ce3" office:value-type="string">
            <text:p><text:s/>void, ecore.EClassifier.instanceTypeName</text:p>
          </table:table-cell>
          <table:table-cell table:style-name="ce3" office:value-type="string">
            <text:p><text:s/>002 - ATL-0.2.ecore</text:p>
          </table:table-cell>
          <table:table-cell table:style-name="ce3" office:value-type="string">
            <text:p><text:s/>003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InstanceTypeNameIsNotWellFormed</text:p>
          </table:table-cell>
          <table:table-cell table:style-name="ce3" office:value-type="string">
            <text:p><text:s/>The instance type name 'null' is not well formed</text:p>
          </table:table-cell>
          <table:table-cell table:style-name="ce3" office:value-type="string">
            <text:p><text:s/>int, ecore.EClassifier.instanceTypeName</text:p>
          </table:table-cell>
          <table:table-cell table:style-name="ce3" office:value-type="string">
            <text:p><text:s/>002 - ATL-0.2.ecore</text:p>
          </table:table-cell>
          <table:table-cell table:style-name="ce3" office:value-type="string">
            <text:p><text:s/>003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URIIsNotWellFormed</text:p>
          </table:table-cell>
          <table:table-cell table:style-name="ce3" office:value-type="string">
            <text:p><text:s/>The namespace URI 'null' is not well formed</text:p>
          </table:table-cell>
          <table:table-cell table:style-name="ce3" office:value-type="string">
            <text:p><text:s/>PrimitiveTypes, ecore.EPackage.nsURI</text:p>
          </table:table-cell>
          <table:table-cell table:style-name="ce3" office:value-type="string">
            <text:p><text:s/>003 - ATL-0.2.ecore</text:p>
          </table:table-cell>
          <table:table-cell table:style-name="ce3" office:value-type="string">
            <text:p><text:s/>005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PrefixIsNotWellFormed</text:p>
          </table:table-cell>
          <table:table-cell table:style-name="ce3" office:value-type="string">
            <text:p><text:s/>The namespace prefix 'null' is not well formed</text:p>
          </table:table-cell>
          <table:table-cell table:style-name="ce3" office:value-type="string">
            <text:p><text:s/>PrimitiveTypes, ecore.EPackage.nsPrefix</text:p>
          </table:table-cell>
          <table:table-cell table:style-name="ce3" office:value-type="string">
            <text:p><text:s/>003 - ATL-0.2.ecore</text:p>
          </table:table-cell>
          <table:table-cell table:style-name="ce3" office:value-type="string">
            <text:p><text:s/>005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URIIsNotWellFormed</text:p>
          </table:table-cell>
          <table:table-cell table:style-name="ce3" office:value-type="string">
            <text:p><text:s/>The namespace URI 'null' is not well formed</text:p>
          </table:table-cell>
          <table:table-cell table:style-name="ce3" office:value-type="string">
            <text:p><text:s/>ATL, ecore.EPackage.nsURI</text:p>
          </table:table-cell>
          <table:table-cell table:style-name="ce3" office:value-type="string">
            <text:p><text:s/>003 - ATL-0.2.ecore</text:p>
          </table:table-cell>
          <table:table-cell table:style-name="ce3" office:value-type="string">
            <text:p><text:s/>005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PrefixIsNotWellFormed</text:p>
          </table:table-cell>
          <table:table-cell table:style-name="ce3" office:value-type="string">
            <text:p><text:s/>The namespace prefix 'null' is not well formed</text:p>
          </table:table-cell>
          <table:table-cell table:style-name="ce3" office:value-type="string">
            <text:p><text:s/>ATL, ecore.EPackage.nsPrefix</text:p>
          </table:table-cell>
          <table:table-cell table:style-name="ce3" office:value-type="string">
            <text:p><text:s/>003 - ATL-0.2.ecore</text:p>
          </table:table-cell>
          <table:table-cell table:style-name="ce3" office:value-type="string">
            <text:p><text:s/>005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URIIsNotWellFormed</text:p>
          </table:table-cell>
          <table:table-cell table:style-name="ce3" office:value-type="string">
            <text:p><text:s/>The namespace URI 'null' is not well formed</text:p>
          </table:table-cell>
          <table:table-cell table:style-name="ce3" office:value-type="string">
            <text:p><text:s/>Core, ecore.EPackage.nsURI</text:p>
          </table:table-cell>
          <table:table-cell table:style-name="ce3" office:value-type="string">
            <text:p><text:s/>003 - ATL-0.2.ecore</text:p>
          </table:table-cell>
          <table:table-cell table:style-name="ce3" office:value-type="string">
            <text:p><text:s/>005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PrefixIsNotWellFormed</text:p>
          </table:table-cell>
          <table:table-cell table:style-name="ce3" office:value-type="string">
            <text:p><text:s/>The namespace prefix 'null' is not well formed</text:p>
          </table:table-cell>
          <table:table-cell table:style-name="ce3" office:value-type="string">
            <text:p><text:s/>Core, ecore.EPackage.nsPrefix</text:p>
          </table:table-cell>
          <table:table-cell table:style-name="ce3" office:value-type="string">
            <text:p><text:s/>003 - ATL-0.2.ecore</text:p>
          </table:table-cell>
          <table:table-cell table:style-name="ce3" office:value-type="string">
            <text:p><text:s/>005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URIIsNotWellFormed</text:p>
          </table:table-cell>
          <table:table-cell table:style-name="ce3" office:value-type="string">
            <text:p><text:s/>The namespace URI 'null' is not well formed</text:p>
          </table:table-cell>
          <table:table-cell table:style-name="ce3" office:value-type="string">
            <text:p><text:s/>OCL, ecore.EPackage.nsURI</text:p>
          </table:table-cell>
          <table:table-cell table:style-name="ce3" office:value-type="string">
            <text:p><text:s/>003 - ATL-0.2.ecore</text:p>
          </table:table-cell>
          <table:table-cell table:style-name="ce3" office:value-type="string">
            <text:p><text:s/>005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PrefixIsNotWellFormed</text:p>
          </table:table-cell>
          <table:table-cell table:style-name="ce3" office:value-type="string">
            <text:p><text:s/>The namespace prefix 'null' is not well formed</text:p>
          </table:table-cell>
          <table:table-cell table:style-name="ce3" office:value-type="string">
            <text:p><text:s/>OCL, ecore.EPackage.nsPrefix</text:p>
          </table:table-cell>
          <table:table-cell table:style-name="ce3" office:value-type="string">
            <text:p><text:s/>003 - ATL-0.2.ecore</text:p>
          </table:table-cell>
          <table:table-cell table:style-name="ce3" office:value-type="string">
            <text:p><text:s/>005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AContainerReferenceMustHaveUpperBoundOfNot</text:p>
          </table:table-cell>
          <table:table-cell table:style-name="ce4" office:value-type="string">
            <text:p><text:s/>A container reference must have upper bound of 1 not -1</text:p>
          </table:table-cell>
          <table:table-cell table:style-name="ce4" office:value-type="string">
            <text:p><text:s/>OCL.OclModel.model, ecore.ETypedElement.upperBound</text:p>
          </table:table-cell>
          <table:table-cell table:style-name="ce4" office:value-type="string">
            <text:p><text:s/>003 - ATL-0.2.ecore</text:p>
          </table:table-cell>
          <table:table-cell table:style-name="ce4" office:value-type="string">
            <text:p><text:s/>004 - ATL-0.2.ecore-</text:p>
          </table:table-cell>
          <table:table-cell table:style-name="ce4" office:value-type="string">
            <text:p>AContainerReferenceMustHaveUpperBoundOfNot</text:p>
          </table:table-cell>
          <table:table-cell table:style-name="ce4" office:value-type="string">
            <text:p>org.sidiff.ecore.testdata.history.atl-0.2\rules\EReferenceSingleContainer\rules\001</text:p>
          </table:table-cell>
          <table:table-cell table:number-columns-repeated="2" table:style-name="ce4" office:value-type="string">
            <text:p>true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>
            <text:p>TheNamespaceURIIsNotWellFormed</text:p>
          </table:table-cell>
          <table:table-cell table:style-name="ce3" office:value-type="string">
            <text:p><text:s/>The namespace URI 'null' is not well formed</text:p>
          </table:table-cell>
          <table:table-cell table:style-name="ce3" office:value-type="string">
            <text:p><text:s/>OCL.Expressions, ecore.EPackage.nsURI</text:p>
          </table:table-cell>
          <table:table-cell table:style-name="ce3" office:value-type="string">
            <text:p><text:s/>003 - ATL-0.2.ecore</text:p>
          </table:table-cell>
          <table:table-cell table:style-name="ce3" office:value-type="string">
            <text:p><text:s/>005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PrefixIsNotWellFormed</text:p>
          </table:table-cell>
          <table:table-cell table:style-name="ce3" office:value-type="string">
            <text:p><text:s/>The namespace prefix 'null' is not well formed</text:p>
          </table:table-cell>
          <table:table-cell table:style-name="ce3" office:value-type="string">
            <text:p><text:s/>OCL.Expressions, ecore.EPackage.nsPrefix</text:p>
          </table:table-cell>
          <table:table-cell table:style-name="ce3" office:value-type="string">
            <text:p><text:s/>003 - ATL-0.2.ecore</text:p>
          </table:table-cell>
          <table:table-cell table:style-name="ce3" office:value-type="string">
            <text:p><text:s/>005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URIIsNotWellFormed</text:p>
          </table:table-cell>
          <table:table-cell table:style-name="ce3" office:value-type="string">
            <text:p><text:s/>The namespace URI 'null' is not well formed</text:p>
          </table:table-cell>
          <table:table-cell table:style-name="ce3" office:value-type="string">
            <text:p><text:s/>OCL.Types, ecore.EPackage.nsURI</text:p>
          </table:table-cell>
          <table:table-cell table:style-name="ce3" office:value-type="string">
            <text:p><text:s/>003 - ATL-0.2.ecore</text:p>
          </table:table-cell>
          <table:table-cell table:style-name="ce3" office:value-type="string">
            <text:p><text:s/>005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PrefixIsNotWellFormed</text:p>
          </table:table-cell>
          <table:table-cell table:style-name="ce3" office:value-type="string">
            <text:p><text:s/>The namespace prefix 'null' is not well formed</text:p>
          </table:table-cell>
          <table:table-cell table:style-name="ce3" office:value-type="string">
            <text:p><text:s/>OCL.Types, ecore.EPackage.nsPrefix</text:p>
          </table:table-cell>
          <table:table-cell table:style-name="ce3" office:value-type="string">
            <text:p><text:s/>003 - ATL-0.2.ecore</text:p>
          </table:table-cell>
          <table:table-cell table:style-name="ce3" office:value-type="string">
            <text:p><text:s/>005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ContainerReferenceMustHaveUpperBoundOfNot</text:p>
          </table:table-cell>
          <table:table-cell table:style-name="ce2" office:value-type="string">
            <text:p><text:s/>A container reference must have upper bound of 1 not -1</text:p>
          </table:table-cell>
          <table:table-cell table:style-name="ce2" office:value-type="string">
            <text:p><text:s/>OCL.Types.OclType.definitions, ecore.ETypedElement.upperBound</text:p>
          </table:table-cell>
          <table:table-cell table:style-name="ce2" office:value-type="string">
            <text:p><text:s/>003 - ATL-0.2.ecore</text:p>
          </table:table-cell>
          <table:table-cell table:style-name="ce2" office:value-type="string">
            <text:p><text:s/>005 - ATL-0.2.ecore-</text:p>
          </table:table-cell>
          <table:table-cell table:style-name="ce2" office:value-type="string">
            <text:p>AContainerReferenceMustHaveUpperBoundOfNot</text:p>
          </table:table-cell>
          <table:table-cell table:style-name="ce2" office:value-type="string">
            <text:p>org.sidiff.ecore.testdata.history.atl-0.2\rules\EReferenceSingleContainer\rules\001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undo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ontainerReferenceMustHaveUpperBoundOfNot</text:p>
          </table:table-cell>
          <table:table-cell table:style-name="ce2" office:value-type="string">
            <text:p><text:s/>A container reference must have upper bound of 1 not -1</text:p>
          </table:table-cell>
          <table:table-cell table:style-name="ce2" office:value-type="string">
            <text:p><text:s/>OCL.Types.OclType.oclExpression, ecore.ETypedElement.upperBound</text:p>
          </table:table-cell>
          <table:table-cell table:style-name="ce2" office:value-type="string">
            <text:p><text:s/>003 - ATL-0.2.ecore</text:p>
          </table:table-cell>
          <table:table-cell table:style-name="ce2" office:value-type="string">
            <text:p><text:s/>005 - ATL-0.2.ecore-</text:p>
          </table:table-cell>
          <table:table-cell table:style-name="ce2" office:value-type="string">
            <text:p>AContainerReferenceMustHaveUpperBoundOfNot</text:p>
          </table:table-cell>
          <table:table-cell table:style-name="ce2" office:value-type="string">
            <text:p>org.sidiff.ecore.testdata.history.atl-0.2\rules\EReferenceSingleContainer\rules\001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undo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ontainerReferenceMustHaveUpperBoundOfNot</text:p>
          </table:table-cell>
          <table:table-cell table:style-name="ce2" office:value-type="string">
            <text:p><text:s/>A container reference must have upper bound of 1 not -1</text:p>
          </table:table-cell>
          <table:table-cell table:style-name="ce2" office:value-type="string">
            <text:p><text:s/>OCL.Types.OclType.tupleTypeAttribute, ecore.ETypedElement.upperBound</text:p>
          </table:table-cell>
          <table:table-cell table:style-name="ce2" office:value-type="string">
            <text:p><text:s/>003 - ATL-0.2.ecore</text:p>
          </table:table-cell>
          <table:table-cell table:style-name="ce2" office:value-type="string">
            <text:p><text:s/>005 - ATL-0.2.ecore-</text:p>
          </table:table-cell>
          <table:table-cell table:style-name="ce2" office:value-type="string">
            <text:p>AContainerReferenceMustHaveUpperBoundOfNot</text:p>
          </table:table-cell>
          <table:table-cell table:style-name="ce2" office:value-type="string">
            <text:p>org.sidiff.ecore.testdata.history.atl-0.2\rules\EReferenceSingleContainer\rules\001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undo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ontainerReferenceMustHaveUpperBoundOfNot</text:p>
          </table:table-cell>
          <table:table-cell table:style-name="ce2" office:value-type="string">
            <text:p><text:s/>A container reference must have upper bound of 1 not -1</text:p>
          </table:table-cell>
          <table:table-cell table:style-name="ce2" office:value-type="string">
            <text:p><text:s/>OCL.Types.OclType.variableDeclaration, ecore.ETypedElement.upperBound</text:p>
          </table:table-cell>
          <table:table-cell table:style-name="ce2" office:value-type="string">
            <text:p><text:s/>003 - ATL-0.2.ecore</text:p>
          </table:table-cell>
          <table:table-cell table:style-name="ce2" office:value-type="string">
            <text:p><text:s/>005 - ATL-0.2.ecore-</text:p>
          </table:table-cell>
          <table:table-cell table:style-name="ce2" office:value-type="string">
            <text:p>AContainerReferenceMustHaveUpperBoundOfNot</text:p>
          </table:table-cell>
          <table:table-cell table:style-name="ce2" office:value-type="string">
            <text:p>org.sidiff.ecore.testdata.history.atl-0.2\rules\EReferenceSingleContainer\rules\001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undo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TheNamespaceURIIsNotWellFormed</text:p>
          </table:table-cell>
          <table:table-cell table:style-name="ce3" office:value-type="string">
            <text:p><text:s/>The namespace URI 'null' is not well formed</text:p>
          </table:table-cell>
          <table:table-cell table:style-name="ce3" office:value-type="string">
            <text:p><text:s/>OCL, ecore.EPackage.nsURI</text:p>
          </table:table-cell>
          <table:table-cell table:style-name="ce3" office:value-type="string">
            <text:p><text:s/>006 - ATL-0.2.ecore</text:p>
          </table:table-cell>
          <table:table-cell table:style-name="ce3" office:value-type="string">
            <text:p><text:s/>007 - ATL-0.2.ecore-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heNamespacePrefixIsNotWellFormed</text:p>
          </table:table-cell>
          <table:table-cell table:style-name="ce3" office:value-type="string">
            <text:p><text:s/>The namespace prefix 'null' is not well formed</text:p>
          </table:table-cell>
          <table:table-cell table:style-name="ce3" office:value-type="string">
            <text:p><text:s/>OCL, ecore.EPackage.nsPrefix</text:p>
          </table:table-cell>
          <table:table-cell table:style-name="ce3" office:value-type="string">
            <text:p><text:s/>006 - ATL-0.2.ecore</text:p>
          </table:table-cell>
          <table:table-cell table:style-name="ce3" office:value-type="string">
            <text:p><text:s/>007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<text:s/>A containment reference of a type with a container feature org.eclipse.emf.ecore.impl.EReferenceImpl@4612fbec{platform:/resource/org.sidiff.ecore.testdata.history.eclipse/mmt/org.eclipse.atl/deprecated/org.atl.eclipse.engine/src/org/atl/eclipse/engine/resources/ATL-0.2.ecore/003_4626d428711731da4805b053bfbfb2b1c9d557ad_deprecated_org.atl.eclipse.engine_src_org_atl_eclipse_engine_resources_ATL-0.2.ecore#_EZ0JwIOGEeeCTZkYxOuK5w} that requires instances to be contained elsewhere cannot be populated</text:p>
          </table:table-cell>
          <table:table-cell table:style-name="ce2" office:value-type="string">
            <text:p><text:s/>OCL.Operation.returnType, OCL.Types.OclType.attribute, ecore.ETypedElement.lowerBound</text:p>
          </table:table-cell>
          <table:table-cell table:style-name="ce2" office:value-type="string">
            <text:p><text:s/>006 - ATL-0.2.ecore</text:p>
          </table:table-cell>
          <table:table-cell table:style-name="ce2" office:value-type="string">
            <text:p><text:s/>007 - ATL-0.2.ecore-</text:p>
          </table:table-cell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/>
          <table:table-cell table:style-name="ce2" office:value-type="string">
            <text:p>false</text:p>
          </table:table-cell>
          <table:table-cell table:style-name="ce2" office:value-type="string">
            <text:p>fales</text:p>
          </table:table-cell>
          <table:table-cell table:style-name="ce2" office:value-type="string">
            <text:p>undo/single change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<text:s/>A containment reference of a type with a container feature org.eclipse.emf.ecore.impl.EReferenceImpl@4612fbec{platform:/resource/org.sidiff.ecore.testdata.history.eclipse/mmt/org.eclipse.atl/deprecated/org.atl.eclipse.engine/src/org/atl/eclipse/engine/resources/ATL-0.2.ecore/003_4626d428711731da4805b053bfbfb2b1c9d557ad_deprecated_org.atl.eclipse.engine_src_org_atl_eclipse_engine_resources_ATL-0.2.ecore#_EZ0JwIOGEeeCTZkYxOuK5w} that requires instances to be contained elsewhere cannot be populated</text:p>
          </table:table-cell>
          <table:table-cell table:style-name="ce2" office:value-type="string">
            <text:p><text:s/>OCL.OclContextDefinition.context_, OCL.Types.OclType.attribute, ecore.ETypedElement.lowerBound</text:p>
          </table:table-cell>
          <table:table-cell table:style-name="ce2" office:value-type="string">
            <text:p><text:s/>006 - ATL-0.2.ecore</text:p>
          </table:table-cell>
          <table:table-cell table:style-name="ce2" office:value-type="string">
            <text:p><text:s/>007 - ATL-0.2.ecore-</text:p>
          </table:table-cell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/>
          <table:table-cell table:style-name="ce2" office:value-type="string">
            <text:p>false</text:p>
          </table:table-cell>
          <table:table-cell table:style-name="ce2" office:value-type="string">
            <text:p>fales</text:p>
          </table:table-cell>
          <table:table-cell table:style-name="ce2" office:value-type="string">
            <text:p>undo/single chang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TheNamespaceURIIsNotWellFormed</text:p>
          </table:table-cell>
          <table:table-cell table:style-name="ce3" office:value-type="string">
            <text:p><text:s/>The namespace URI 'null' is not well formed</text:p>
          </table:table-cell>
          <table:table-cell table:style-name="ce3" office:value-type="string">
            <text:p><text:s/>OCL.Expressions, ecore.EPackage.nsURI</text:p>
          </table:table-cell>
          <table:table-cell table:style-name="ce3" office:value-type="string">
            <text:p><text:s/>006 - ATL-0.2.ecore</text:p>
          </table:table-cell>
          <table:table-cell table:style-name="ce3" office:value-type="string">
            <text:p><text:s/>007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PrefixIsNotWellFormed</text:p>
          </table:table-cell>
          <table:table-cell table:style-name="ce3" office:value-type="string">
            <text:p><text:s/>The namespace prefix 'null' is not well formed</text:p>
          </table:table-cell>
          <table:table-cell table:style-name="ce3" office:value-type="string">
            <text:p><text:s/>OCL.Expressions, ecore.EPackage.nsPrefix</text:p>
          </table:table-cell>
          <table:table-cell table:style-name="ce3" office:value-type="string">
            <text:p><text:s/>006 - ATL-0.2.ecore</text:p>
          </table:table-cell>
          <table:table-cell table:style-name="ce3" office:value-type="string">
            <text:p><text:s/>007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<text:s/>A containment reference of a type with a container feature org.eclipse.emf.ecore.impl.EReferenceImpl@4612fbec{platform:/resource/org.sidiff.ecore.testdata.history.eclipse/mmt/org.eclipse.atl/deprecated/org.atl.eclipse.engine/src/org/atl/eclipse/engine/resources/ATL-0.2.ecore/003_4626d428711731da4805b053bfbfb2b1c9d557ad_deprecated_org.atl.eclipse.engine_src_org_atl_eclipse_engine_resources_ATL-0.2.ecore#_EZ0JwIOGEeeCTZkYxOuK5w} that requires instances to be contained elsewhere cannot be populated</text:p>
          </table:table-cell>
          <table:table-cell table:style-name="ce2" office:value-type="string">
            <text:p><text:s/>OCL.Expressions.OclExpression.type, OCL.Types.OclType.attribute, ecore.ETypedElement.lowerBound</text:p>
          </table:table-cell>
          <table:table-cell table:style-name="ce2" office:value-type="string">
            <text:p><text:s/>006 - ATL-0.2.ecore</text:p>
          </table:table-cell>
          <table:table-cell table:style-name="ce2" office:value-type="string">
            <text:p><text:s/>007 - ATL-0.2.ecore-</text:p>
          </table:table-cell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/>
          <table:table-cell table:style-name="ce2" office:value-type="string">
            <text:p>false</text:p>
          </table:table-cell>
          <table:table-cell table:style-name="ce2" office:value-type="string">
            <text:p>fales</text:p>
          </table:table-cell>
          <table:table-cell table:style-name="ce2" office:value-type="string">
            <text:p>undo/single change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<text:s/>A containment reference of a type with a container feature org.eclipse.emf.ecore.impl.EReferenceImpl@4612fbec{platform:/resource/org.sidiff.ecore.testdata.history.eclipse/mmt/org.eclipse.atl/deprecated/org.atl.eclipse.engine/src/org/atl/eclipse/engine/resources/ATL-0.2.ecore/003_4626d428711731da4805b053bfbfb2b1c9d557ad_deprecated_org.atl.eclipse.engine_src_org_atl_eclipse_engine_resources_ATL-0.2.ecore#_EZ0JwIOGEeeCTZkYxOuK5w} that requires instances to be contained elsewhere cannot be populated</text:p>
          </table:table-cell>
          <table:table-cell table:style-name="ce2" office:value-type="string">
            <text:p><text:s/>OCL.Expressions.VariableDeclaration.type, OCL.Types.OclType.attribute, ecore.ETypedElement.lowerBound</text:p>
          </table:table-cell>
          <table:table-cell table:style-name="ce2" office:value-type="string">
            <text:p><text:s/>006 - ATL-0.2.ecore</text:p>
          </table:table-cell>
          <table:table-cell table:style-name="ce2" office:value-type="string">
            <text:p><text:s/>007 - ATL-0.2.ecore-</text:p>
          </table:table-cell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/>
          <table:table-cell table:style-name="ce2" office:value-type="string">
            <text:p>false</text:p>
          </table:table-cell>
          <table:table-cell table:style-name="ce2" office:value-type="string">
            <text:p>fales</text:p>
          </table:table-cell>
          <table:table-cell table:style-name="ce2" office:value-type="string">
            <text:p>undo/single chang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TheNamespaceURIIsNotWellFormed</text:p>
          </table:table-cell>
          <table:table-cell table:style-name="ce3" office:value-type="string">
            <text:p><text:s/>The namespace URI 'null' is not well formed</text:p>
          </table:table-cell>
          <table:table-cell table:style-name="ce3" office:value-type="string">
            <text:p><text:s/>OCL.Types, ecore.EPackage.nsURI</text:p>
          </table:table-cell>
          <table:table-cell table:style-name="ce3" office:value-type="string">
            <text:p><text:s/>006 - ATL-0.2.ecore</text:p>
          </table:table-cell>
          <table:table-cell table:style-name="ce3" office:value-type="string">
            <text:p><text:s/>007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PrefixIsNotWellFormed</text:p>
          </table:table-cell>
          <table:table-cell table:style-name="ce3" office:value-type="string">
            <text:p><text:s/>The namespace prefix 'null' is not well formed</text:p>
          </table:table-cell>
          <table:table-cell table:style-name="ce3" office:value-type="string">
            <text:p><text:s/>OCL.Types, ecore.EPackage.nsPrefix</text:p>
          </table:table-cell>
          <table:table-cell table:style-name="ce3" office:value-type="string">
            <text:p><text:s/>006 - ATL-0.2.ecore</text:p>
          </table:table-cell>
          <table:table-cell table:style-name="ce3" office:value-type="string">
            <text:p><text:s/>007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<text:s/>A containment reference of a type with a container feature org.eclipse.emf.ecore.impl.EReferenceImpl@4612fbec{platform:/resource/org.sidiff.ecore.testdata.history.eclipse/mmt/org.eclipse.atl/deprecated/org.atl.eclipse.engine/src/org/atl/eclipse/engine/resources/ATL-0.2.ecore/003_4626d428711731da4805b053bfbfb2b1c9d557ad_deprecated_org.atl.eclipse.engine_src_org_atl_eclipse_engine_resources_ATL-0.2.ecore#_EZ0JwIOGEeeCTZkYxOuK5w} that requires instances to be contained elsewhere cannot be populated</text:p>
          </table:table-cell>
          <table:table-cell table:style-name="ce2" office:value-type="string">
            <text:p><text:s/>OCL.Types.CollectionType.elementType, OCL.Types.OclType.attribute, ecore.ETypedElement.lowerBound</text:p>
          </table:table-cell>
          <table:table-cell table:style-name="ce2" office:value-type="string">
            <text:p><text:s/>006 - ATL-0.2.ecore</text:p>
          </table:table-cell>
          <table:table-cell table:style-name="ce2" office:value-type="string">
            <text:p><text:s/>007 - ATL-0.2.ecore-</text:p>
          </table:table-cell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/>
          <table:table-cell table:style-name="ce2" office:value-type="string">
            <text:p>false</text:p>
          </table:table-cell>
          <table:table-cell table:style-name="ce2" office:value-type="string">
            <text:p>fales</text:p>
          </table:table-cell>
          <table:table-cell table:style-name="ce2" office:value-type="string">
            <text:p>undo/single change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hereMayNotBeTwoFeaturesNamed</text:p>
          </table:table-cell>
          <table:table-cell table:style-name="ce2" office:value-type="string">
            <text:p><text:s/>There may not be two features named 'attribute'</text:p>
          </table:table-cell>
          <table:table-cell table:style-name="ce2" office:value-type="string">
            <text:p><text:s/>OCL.Types.OclType, OCL.Expressions.OclExpression.attribute, OCL.Types.OclType.attribute, ecore.EClass.eAllStructuralFeatures</text:p>
          </table:table-cell>
          <table:table-cell table:style-name="ce2" office:value-type="string">
            <text:p><text:s/>006 - ATL-0.2.ecore</text:p>
          </table:table-cell>
          <table:table-cell table:style-name="ce2" office:value-type="string">
            <text:p><text:s/>007 - ATL-0.2.ecore-</text:p>
          </table:table-cell>
          <table:table-cell table:style-name="ce2" office:value-type="string">
            <text:p>ThereMayNotBeTwoFeaturesNamed</text:p>
          </table:table-cell>
          <table:table-cell table:style-name="ce2" office:value-type="string">
            <text:p>org.sidiff.ecore.testdata.history.atl-0.2\rules\EClassUniqueEStructuralFeatureName\003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undo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hereMayNotBeTwoFeaturesNamed</text:p>
          </table:table-cell>
          <table:table-cell table:style-name="ce2" office:value-type="string">
            <text:p><text:s/>There may not be two features named 'operation'</text:p>
          </table:table-cell>
          <table:table-cell table:style-name="ce2" office:value-type="string">
            <text:p><text:s/>OCL.Types.OclType, OCL.Expressions.OclExpression.operation, OCL.Types.OclType.operation, ecore.EClass.eAllStructuralFeatures</text:p>
          </table:table-cell>
          <table:table-cell table:style-name="ce2" office:value-type="string">
            <text:p><text:s/>006 - ATL-0.2.ecore</text:p>
          </table:table-cell>
          <table:table-cell table:style-name="ce2" office:value-type="string">
            <text:p><text:s/>007 - ATL-0.2.ecore-</text:p>
          </table:table-cell>
          <table:table-cell table:style-name="ce2" office:value-type="string">
            <text:p>ThereMayNotBeTwoFeaturesNamed</text:p>
          </table:table-cell>
          <table:table-cell table:style-name="ce2" office:value-type="string">
            <text:p>org.sidiff.ecore.testdata.history.atl-0.2\rules\EClassUniqueEStructuralFeatureName\003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undo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<text:s/>A containment reference of a type with a container feature org.eclipse.emf.ecore.impl.EReferenceImpl@4612fbec{platform:/resource/org.sidiff.ecore.testdata.history.eclipse/mmt/org.eclipse.atl/deprecated/org.atl.eclipse.engine/src/org/atl/eclipse/engine/resources/ATL-0.2.ecore/003_4626d428711731da4805b053bfbfb2b1c9d557ad_deprecated_org.atl.eclipse.engine_src_org_atl_eclipse_engine_resources_ATL-0.2.ecore#_EZ0JwIOGEeeCTZkYxOuK5w} that requires instances to be contained elsewhere cannot be populated</text:p>
          </table:table-cell>
          <table:table-cell table:style-name="ce2" office:value-type="string">
            <text:p><text:s/>OCL.Types.TupleTypeAttribute.type, OCL.Types.OclType.attribute, ecore.ETypedElement.lowerBound</text:p>
          </table:table-cell>
          <table:table-cell table:style-name="ce2" office:value-type="string">
            <text:p><text:s/>006 - ATL-0.2.ecore</text:p>
          </table:table-cell>
          <table:table-cell table:style-name="ce2" office:value-type="string">
            <text:p><text:s/>007 - ATL-0.2.ecore-</text:p>
          </table:table-cell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/>
          <table:table-cell table:style-name="ce2" office:value-type="string">
            <text:p>false</text:p>
          </table:table-cell>
          <table:table-cell table:style-name="ce2" office:value-type="string">
            <text:p>fales</text:p>
          </table:table-cell>
          <table:table-cell table:style-name="ce2" office:value-type="string">
            <text:p>undo/single change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<text:s/>A containment reference of a type with a container feature org.eclipse.emf.ecore.impl.EReferenceImpl@4612fbec{platform:/resource/org.sidiff.ecore.testdata.history.eclipse/mmt/org.eclipse.atl/deprecated/org.atl.eclipse.engine/src/org/atl/eclipse/engine/resources/ATL-0.2.ecore/003_4626d428711731da4805b053bfbfb2b1c9d557ad_deprecated_org.atl.eclipse.engine_src_org_atl_eclipse_engine_resources_ATL-0.2.ecore#_EZ0JwIOGEeeCTZkYxOuK5w} that requires instances to be contained elsewhere cannot be populated</text:p>
          </table:table-cell>
          <table:table-cell table:style-name="ce2" office:value-type="string">
            <text:p><text:s/>OCL.Types.MapType.valueType, OCL.Types.OclType.attribute, ecore.ETypedElement.lowerBound</text:p>
          </table:table-cell>
          <table:table-cell table:style-name="ce2" office:value-type="string">
            <text:p><text:s/>006 - ATL-0.2.ecore</text:p>
          </table:table-cell>
          <table:table-cell table:style-name="ce2" office:value-type="string">
            <text:p><text:s/>007 - ATL-0.2.ecore-</text:p>
          </table:table-cell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/>
          <table:table-cell table:style-name="ce2" office:value-type="string">
            <text:p>false</text:p>
          </table:table-cell>
          <table:table-cell table:style-name="ce2" office:value-type="string">
            <text:p>fales</text:p>
          </table:table-cell>
          <table:table-cell table:style-name="ce2" office:value-type="string">
            <text:p>undo/single change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 office:value-type="string">
            <text:p><text:s/>A containment reference of a type with a container feature org.eclipse.emf.ecore.impl.EReferenceImpl@4612fbec{platform:/resource/org.sidiff.ecore.testdata.history.eclipse/mmt/org.eclipse.atl/deprecated/org.atl.eclipse.engine/src/org/atl/eclipse/engine/resources/ATL-0.2.ecore/003_4626d428711731da4805b053bfbfb2b1c9d557ad_deprecated_org.atl.eclipse.engine_src_org_atl_eclipse_engine_resources_ATL-0.2.ecore#_EZ0JwIOGEeeCTZkYxOuK5w} that requires instances to be contained elsewhere cannot be populated</text:p>
          </table:table-cell>
          <table:table-cell table:style-name="ce2" office:value-type="string">
            <text:p><text:s/>OCL.Types.MapType.keyType, OCL.Types.OclType.attribute, ecore.ETypedElement.lowerBound</text:p>
          </table:table-cell>
          <table:table-cell table:style-name="ce2" office:value-type="string">
            <text:p><text:s/>006 - ATL-0.2.ecore</text:p>
          </table:table-cell>
          <table:table-cell table:style-name="ce2" office:value-type="string">
            <text:p><text:s/>007 - ATL-0.2.ecore-</text:p>
          </table:table-cell>
          <table:table-cell table:style-name="ce2" office:value-type="string">
            <text:p>AContainmentReferenceOfATypeWithAContainerFeaturethatRequiresInstancesToBeContainedElsewhereCannotBePopulated</text:p>
          </table:table-cell>
          <table:table-cell table:style-name="ce2"/>
          <table:table-cell table:style-name="ce2" office:value-type="string">
            <text:p>false</text:p>
          </table:table-cell>
          <table:table-cell table:style-name="ce2" office:value-type="string">
            <text:p>fales</text:p>
          </table:table-cell>
          <table:table-cell table:style-name="ce2" office:value-type="string">
            <text:p>undo/single chang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TheNamespaceURIIsNotWellFormed</text:p>
          </table:table-cell>
          <table:table-cell table:style-name="ce3" office:value-type="string">
            <text:p><text:s/>The namespace URI 'null' is not well formed</text:p>
          </table:table-cell>
          <table:table-cell table:style-name="ce3" office:value-type="string">
            <text:p><text:s/>ATL, ecore.EPackage.nsURI</text:p>
          </table:table-cell>
          <table:table-cell table:style-name="ce3" office:value-type="string">
            <text:p><text:s/>006 - ATL-0.2.ecore</text:p>
          </table:table-cell>
          <table:table-cell table:style-name="ce3" office:value-type="string">
            <text:p><text:s/>007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PrefixIsNotWellFormed</text:p>
          </table:table-cell>
          <table:table-cell table:style-name="ce3" office:value-type="string">
            <text:p><text:s/>The namespace prefix 'null' is not well formed</text:p>
          </table:table-cell>
          <table:table-cell table:style-name="ce3" office:value-type="string">
            <text:p><text:s/>ATL, ecore.EPackage.nsPrefix</text:p>
          </table:table-cell>
          <table:table-cell table:style-name="ce3" office:value-type="string">
            <text:p><text:s/>006 - ATL-0.2.ecore</text:p>
          </table:table-cell>
          <table:table-cell table:style-name="ce3" office:value-type="string">
            <text:p><text:s/>007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URIIsNotWellFormed</text:p>
          </table:table-cell>
          <table:table-cell table:style-name="ce3" office:value-type="string">
            <text:p><text:s/>The namespace URI 'null' is not well formed</text:p>
          </table:table-cell>
          <table:table-cell table:style-name="ce3" office:value-type="string">
            <text:p><text:s/>Core, ecore.EPackage.nsURI</text:p>
          </table:table-cell>
          <table:table-cell table:style-name="ce3" office:value-type="string">
            <text:p><text:s/>006 - ATL-0.2.ecore</text:p>
          </table:table-cell>
          <table:table-cell table:style-name="ce3" office:value-type="string">
            <text:p><text:s/>007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PrefixIsNotWellFormed</text:p>
          </table:table-cell>
          <table:table-cell table:style-name="ce3" office:value-type="string">
            <text:p><text:s/>The namespace prefix 'null' is not well formed</text:p>
          </table:table-cell>
          <table:table-cell table:style-name="ce3" office:value-type="string">
            <text:p><text:s/>Core, ecore.EPackage.nsPrefix</text:p>
          </table:table-cell>
          <table:table-cell table:style-name="ce3" office:value-type="string">
            <text:p><text:s/>006 - ATL-0.2.ecore</text:p>
          </table:table-cell>
          <table:table-cell table:style-name="ce3" office:value-type="string">
            <text:p><text:s/>007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URIIsNotWellFormed</text:p>
          </table:table-cell>
          <table:table-cell table:style-name="ce3" office:value-type="string">
            <text:p><text:s/>The namespace URI 'null' is not well formed</text:p>
          </table:table-cell>
          <table:table-cell table:style-name="ce3" office:value-type="string">
            <text:p><text:s/>PrimitiveTypes, ecore.EPackage.nsURI</text:p>
          </table:table-cell>
          <table:table-cell table:style-name="ce3" office:value-type="string">
            <text:p><text:s/>006 - ATL-0.2.ecore</text:p>
          </table:table-cell>
          <table:table-cell table:style-name="ce3" office:value-type="string">
            <text:p><text:s/>007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NamespacePrefixIsNotWellFormed</text:p>
          </table:table-cell>
          <table:table-cell table:style-name="ce3" office:value-type="string">
            <text:p><text:s/>The namespace prefix 'null' is not well formed</text:p>
          </table:table-cell>
          <table:table-cell table:style-name="ce3" office:value-type="string">
            <text:p><text:s/>PrimitiveTypes, ecore.EPackage.nsPrefix</text:p>
          </table:table-cell>
          <table:table-cell table:style-name="ce3" office:value-type="string">
            <text:p><text:s/>006 - ATL-0.2.ecore</text:p>
          </table:table-cell>
          <table:table-cell table:style-name="ce3" office:value-type="string">
            <text:p><text:s/>007 - ATL-0.2.ecore-</text:p>
          </table:table-cell>
          <table:table-cell office:value-type="string">
            <text:p><text:s/>-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History - Overview</text:p>
          </table:table-cell>
          <table:table-cell table:number-columns-repeated="1023"/>
        </table:table-row>
        <table:table-row table:style-name="ro1">
          <table:table-cell office:value-type="string">
            <text:p>Validation Error</text:p>
          </table:table-cell>
          <table:table-cell office:value-type="string">
            <text:p><text:s/>Count</text:p>
          </table:table-cell>
          <table:table-cell office:value-type="string">
            <text:p><text:s/>Location</text:p>
          </table:table-cell>
          <table:table-cell office:value-type="string">
            <text:p><text:s/>Resolved</text:p>
          </table:table-cell>
          <table:table-cell office:value-type="string">
            <text:p>fixed</text:p>
          </table:table-cell>
          <table:table-cell office:value-type="string">
            <text:p>fixed as observed</text:p>
          </table:table-cell>
          <table:table-cell office:value-type="string">
            <text:p>undos</text:p>
          </table:table-cell>
          <table:table-cell/>
          <table:table-cell office:value-type="string">
            <text:p>Rules</text:p>
          </table:table-cell>
          <table:table-cell table:number-columns-repeated="1015"/>
        </table:table-row>
        <table:table-row table:style-name="ro1">
          <table:table-cell office:value-type="string">
            <text:p>AContainmentReferenceOfATypeWithAContainerFeaturethatRequiresInstancesToBeContainedElsewhereCannotBePopulated</text:p>
          </table:table-cell>
          <table:table-cell office:value-type="float" office:value="19">
            <text:p>19</text:p>
          </table:table-cell>
          <table:table-cell office:value-type="string">
            <text:p>ATL-0.2.ecore</text:p>
          </table:table-cell>
          <table:table-cell office:value-type="float" office:value="16">
            <text:p>16</text:p>
          </table:table-cell>
          <table:table-cell table:number-columns-repeated="3"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TheNamespacePrefixIsNotWellFormed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ATL-0.2.ecore</text:p>
          </table:table-cell>
          <table:table-cell table:style-name="ce3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TheNamespaceURIIsNotWellFormed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ATL-0.2.ecore</text:p>
          </table:table-cell>
          <table:table-cell table:style-name="ce3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TheInstanceTypeNameIsNotWellFormed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ATL-0.2.ecore</text:p>
          </table:table-cell>
          <table:table-cell table:style-name="ce3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ThereMayNotBeTwoFeaturesNamed</text:p>
          </table:table-cell>
          <table:table-cell office:value-type="float" office:value="5">
            <text:p>5</text:p>
          </table:table-cell>
          <table:table-cell office:value-type="string">
            <text:p>ATL-0.2.ecore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AContainerReferenceMustHaveUpperBoundOfNot</text:p>
          </table:table-cell>
          <table:table-cell office:value-type="float" office:value="5">
            <text:p>5</text:p>
          </table:table-cell>
          <table:table-cell office:value-type="string">
            <text:p>ATL-0.2.ecore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libri Light" svg:font-family="'Calibri Light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order-bottom="0.039cm double #5b9bd5" style:border-line-width-bottom="0.002cm 0.035cm 0.002cm" fo:border-left="none" fo:border-right="none" fo:border-top="0.002cm solid #5b9bd5"/>
      <style:text-properties fo:font-weight="bold" style:font-weight-asian="bold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 style:data-style-name="N0">
      <style:text-properties fo:color="#44546a" style:font-name="Calibri Light" fo:font-size="18pt" style:font-name-asian="Calibri Light" style:font-size-asian="18pt" style:font-name-complex="Calibri Light" style:font-size-complex="18pt"/>
    </style:style>
    <style:style style:name="Heading1" style:family="table-cell" style:parent-style-name="Heading">
      <style:table-cell-properties style:rotation-angle="90"/>
    </style:style>
    <style:style style:name="_32_0_20__25__20_-_20_Akzent1" style:display-name="20 % - Akzent1" style:family="table-cell" style:parent-style-name="Default" style:data-style-name="N0">
      <style:table-cell-properties fo:background-color="#ddebf7"/>
    </style:style>
    <style:style style:name="_32_0_20__25__20_-_20_Akzent2" style:display-name="20 % - Akzent2" style:family="table-cell" style:parent-style-name="Default" style:data-style-name="N0">
      <style:table-cell-properties fo:background-color="#fce4d6"/>
    </style:style>
    <style:style style:name="_32_0_20__25__20_-_20_Akzent3" style:display-name="20 % - Akzent3" style:family="table-cell" style:parent-style-name="Default" style:data-style-name="N0">
      <style:table-cell-properties fo:background-color="#ededed"/>
    </style:style>
    <style:style style:name="_32_0_20__25__20_-_20_Akzent4" style:display-name="20 % - Akzent4" style:family="table-cell" style:parent-style-name="Default" style:data-style-name="N0">
      <style:table-cell-properties fo:background-color="#fff2cc"/>
    </style:style>
    <style:style style:name="_32_0_20__25__20_-_20_Akzent5" style:display-name="20 % - Akzent5" style:family="table-cell" style:parent-style-name="Default" style:data-style-name="N0">
      <style:table-cell-properties fo:background-color="#d9e1f2"/>
    </style:style>
    <style:style style:name="_32_0_20__25__20_-_20_Akzent6" style:display-name="20 % - Akzent6" style:family="table-cell" style:parent-style-name="Default" style:data-style-name="N0">
      <style:table-cell-properties fo:background-color="#e2efda"/>
    </style:style>
    <style:style style:name="_34_0_20__25__20_-_20_Akzent1" style:display-name="40 % - Akzent1" style:family="table-cell" style:parent-style-name="Default" style:data-style-name="N0">
      <style:table-cell-properties fo:background-color="#bdd7ee"/>
    </style:style>
    <style:style style:name="_34_0_20__25__20_-_20_Akzent2" style:display-name="40 % - Akzent2" style:family="table-cell" style:parent-style-name="Default" style:data-style-name="N0">
      <style:table-cell-properties fo:background-color="#f8cbad"/>
    </style:style>
    <style:style style:name="_34_0_20__25__20_-_20_Akzent3" style:display-name="40 % - Akzent3" style:family="table-cell" style:parent-style-name="Default" style:data-style-name="N0">
      <style:table-cell-properties fo:background-color="#dbdbdb"/>
    </style:style>
    <style:style style:name="_34_0_20__25__20_-_20_Akzent4" style:display-name="40 % - Akzent4" style:family="table-cell" style:parent-style-name="Default" style:data-style-name="N0">
      <style:table-cell-properties fo:background-color="#ffe699"/>
    </style:style>
    <style:style style:name="_34_0_20__25__20_-_20_Akzent5" style:display-name="40 % - Akzent5" style:family="table-cell" style:parent-style-name="Default" style:data-style-name="N0">
      <style:table-cell-properties fo:background-color="#b4c6e7"/>
    </style:style>
    <style:style style:name="_34_0_20__25__20_-_20_Akzent6" style:display-name="40 % - Akzent6" style:family="table-cell" style:parent-style-name="Default" style:data-style-name="N0">
      <style:table-cell-properties fo:background-color="#c6e0b4"/>
    </style:style>
    <style:style style:name="_36_0_20__25__20_-_20_Akzent1" style:display-name="60 % - Akzent1" style:family="table-cell" style:parent-style-name="Default" style:data-style-name="N0">
      <style:table-cell-properties fo:background-color="#9bc2e6"/>
      <style:text-properties fo:color="#ffffff"/>
    </style:style>
    <style:style style:name="_36_0_20__25__20_-_20_Akzent2" style:display-name="60 % - Akzent2" style:family="table-cell" style:parent-style-name="Default" style:data-style-name="N0">
      <style:table-cell-properties fo:background-color="#f4b084"/>
      <style:text-properties fo:color="#ffffff"/>
    </style:style>
    <style:style style:name="_36_0_20__25__20_-_20_Akzent3" style:display-name="60 % - Akzent3" style:family="table-cell" style:parent-style-name="Default" style:data-style-name="N0">
      <style:table-cell-properties fo:background-color="#c9c9c9"/>
      <style:text-properties fo:color="#ffffff"/>
    </style:style>
    <style:style style:name="_36_0_20__25__20_-_20_Akzent4" style:display-name="60 % - Akzent4" style:family="table-cell" style:parent-style-name="Default" style:data-style-name="N0">
      <style:table-cell-properties fo:background-color="#ffd966"/>
      <style:text-properties fo:color="#ffffff"/>
    </style:style>
    <style:style style:name="_36_0_20__25__20_-_20_Akzent5" style:display-name="60 % - Akzent5" style:family="table-cell" style:parent-style-name="Default" style:data-style-name="N0">
      <style:table-cell-properties fo:background-color="#8ea9db"/>
      <style:text-properties fo:color="#ffffff"/>
    </style:style>
    <style:style style:name="_36_0_20__25__20_-_20_Akzent6" style:display-name="60 % - Akzent6" style:family="table-cell" style:parent-style-name="Default" style:data-style-name="N0">
      <style:table-cell-properties fo:background-color="#a9d08e"/>
      <style:text-properties fo:color="#ffffff"/>
    </style:style>
    <style:style style:name="Akzent1" style:family="table-cell" style:parent-style-name="Default" style:data-style-name="N0">
      <style:table-cell-properties fo:background-color="#5b9bd5"/>
      <style:text-properties fo:color="#ffffff"/>
    </style:style>
    <style:style style:name="Akzent2" style:family="table-cell" style:parent-style-name="Default" style:data-style-name="N0">
      <style:table-cell-properties fo:background-color="#ed7d31"/>
      <style:text-properties fo:color="#ffffff"/>
    </style:style>
    <style:style style:name="Akzent3" style:family="table-cell" style:parent-style-name="Default" style:data-style-name="N0">
      <style:table-cell-properties fo:background-color="#a5a5a5"/>
      <style:text-properties fo:color="#ffffff"/>
    </style:style>
    <style:style style:name="Akzent4" style:family="table-cell" style:parent-style-name="Default" style:data-style-name="N0">
      <style:table-cell-properties fo:background-color="#ffc000"/>
      <style:text-properties fo:color="#ffffff"/>
    </style:style>
    <style:style style:name="Akzent5" style:family="table-cell" style:parent-style-name="Default" style:data-style-name="N0">
      <style:table-cell-properties fo:background-color="#4472c4"/>
      <style:text-properties fo:color="#ffffff"/>
    </style:style>
    <style:style style:name="Akzent6" style:family="table-cell" style:parent-style-name="Default" style:data-style-name="N0">
      <style:table-cell-properties fo:background-color="#70ad47"/>
      <style:text-properties fo:color="#ffffff"/>
    </style:style>
    <style:style style:name="Ausgabe" style:family="table-cell" style:parent-style-name="Default" style:data-style-name="N0">
      <style:table-cell-properties fo:background-color="#f2f2f2" fo:border="0.002cm solid #3f3f3f"/>
      <style:text-properties fo:color="#3f3f3f" fo:font-weight="bold" style:font-weight-asian="bold" style:font-weight-complex="bold"/>
    </style:style>
    <style:style style:name="Berechnung" style:family="table-cell" style:parent-style-name="Default" style:data-style-name="N0">
      <style:table-cell-properties fo:background-color="#f2f2f2" fo:border="0.002cm solid #7f7f7f"/>
      <style:text-properties fo:color="#fa7d00" fo:font-weight="bold" style:font-weight-asian="bold" style:font-weight-complex="bold"/>
    </style:style>
    <style:style style:name="Eingabe" style:family="table-cell" style:parent-style-name="Default" style:data-style-name="N0">
      <style:table-cell-properties fo:background-color="#ffcc99" fo:border="0.002cm solid #7f7f7f"/>
      <style:text-properties fo:color="#3f3f76"/>
    </style:style>
    <style:style style:name="Erklärender_20_Text" style:display-name="Erklärender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ut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iz" style:family="table-cell" style:parent-style-name="Default" style:data-style-name="N0">
      <style:table-cell-properties fo:background-color="#ffffcc" fo:border="0.002cm solid #b2b2b2"/>
    </style:style>
    <style:style style:name="Schlecht" style:family="table-cell" style:parent-style-name="Default" style:data-style-name="N0">
      <style:table-cell-properties fo:background-color="#ffc7ce"/>
      <style:text-properties fo:color="#9c0006"/>
    </style:style>
    <style:style style:name="Überschrift_20_1" style:display-name="Überschrift 1" style:family="table-cell" style:parent-style-name="Default" style:data-style-name="N0">
      <style:table-cell-properties fo:border-bottom="0.088cm solid #5b9bd5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88cm solid #acccea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71cm solid #9bc2e6" fo:border-left="none" fo:border-right="none" fo:border-top="none"/>
      <style:text-properties fo:color="#44546a" fo:font-weight="bold" style:font-weight-asian="bold" style:font-weight-complex="bold"/>
    </style:style>
    <style:style style:name="Überschrift_20_4" style:display-name="Überschrift 4" style:family="table-cell" style:parent-style-name="Default" style:data-style-name="N0">
      <style:text-properties fo:color="#44546a" fo:font-weight="bold" style:font-weight-asian="bold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8001" style:border-line-width-bottom="0.002cm 0.035cm 0.002cm" fo:border-left="none" fo:border-right="none" fo:border-top="none"/>
      <style:text-properties fo:color="#fa7d00"/>
    </style:style>
    <style:style style:name="Warnender_20_Text" style:display-name="Warnender Text" style:family="table-cell" style:parent-style-name="Default" style:data-style-name="N0">
      <style:text-properties fo:color="#ff0000"/>
    </style:style>
    <style:style style:name="Zelle_20_überprüfen" style:display-name="Zelle überprüfen" style:family="table-cell" style:parent-style-name="Default" style:data-style-name="N0">
      <style:table-cell-properties fo:background-color="#a5a5a5" fo:border="0.039cm double #3f3f3f" style:border-line-width="0.002cm 0.035cm 0.002cm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24.08.2017</text:date>, <text:time>14:54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Christopher Pietsch</meta:initial-creator>
    <dc:creator>Christopher Pietsch</dc:creator>
    <meta:creation-date>2017-08-17T20:00:49Z</meta:creation-date>
    <dc:date>2017-08-24T14:54:52.36</dc:date>
    <meta:editing-duration>PT9H1M56S</meta:editing-duration>
    <meta:editing-cycles>2</meta:editing-cycles>
    <meta:document-statistic meta:table-count="1" meta:cell-count="486" meta:object-count="0"/>
  </office:meta>
</office:document-meta>
</file>